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579cm" fo:break-before="auto" style:use-optimal-row-height="true"/>
    </style:style>
    <style:style style:name="ro8" style:family="table-row">
      <style:table-row-properties style:row-height="0.815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0" table:number-columns-repeated="2"/>
          <table:table-cell table:style-name="ce20" office:value-type="string">
            <text:p>GPS</text:p>
          </table:table-cell>
          <table:table-cell table:style-name="ce20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3-22_08-05-49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 table:formula="of:=IF([.D2]&lt;&gt;&quot;&quot;;[.D2];&quot;&quot;)">
            <text:p/>
          </table:table-cell>
          <table:table-cell office:value-type="string">
            <text:p>N-35-35-28.34 E-139-34-49.71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string">
            <text:p>2019-03-22_11-42-16_000.jpg</text:p>
          </table:table-cell>
          <table:table-cell office:value-type="string">
            <text:p>:m 食べた物</text:p>
          </table:table-cell>
          <table:table-cell table:style-name="ce8"/>
          <table:table-cell table:formula="of:=IF([.D3]&lt;&gt;&quot;&quot;;[.D3];&quot;&quot;)">
            <text:p/>
          </table:table-cell>
          <table:table-cell office:value-type="string">
            <text:p>N-35-35-28.59 E-139-34-49.49</text:p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3-22_14-27-28_000.jpg</text:p>
          </table:table-cell>
          <table:table-cell office:value-type="string">
            <text:p>:m 1-2*4 RES / 245 / 『相対性理論』　メラー　永田恒夫、伊藤大介、訳 / p.149</text:p>
          </table:table-cell>
          <table:table-cell table:style-name="ce8"/>
          <table:table-cell table:formula="of:=IF([.D4]&lt;&gt;&quot;&quot;;[.D4];&quot;&quot;)">
            <text:p/>
          </table:table-cell>
          <table:table-cell office:value-type="string">
            <text:p>N-35-35-28.71 E-139-34-49.27</text:p>
          </table:table-cell>
          <table:table-cell table:formula="of:=IF([.E4]=&quot;&quot;;[.C4];CONCATENATE([.C4];&quot; / &quot;;[.E4]))" office:value-type="string" office:string-value=":m 1-2*4 RES / 245 / 『相対性理論』　メラー　永田恒夫、伊藤大介、訳 / p.149">
            <text:p>:m 1-2*4 RES / 245 / 『相対性理論』　メラー　永田恒夫、伊藤大介、訳 / p.149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3-22_14-27-57_000.jpg</text:p>
          </table:table-cell>
          <table:table-cell office:value-type="string">
            <text:p>:m 3-4*4 RES / 245 / 『相対性理論』　メラー　永田恒夫、伊藤大介、訳 / p.149</text:p>
          </table:table-cell>
          <table:table-cell table:style-name="ce8"/>
          <table:table-cell table:formula="of:=IF([.D5]&lt;&gt;&quot;&quot;;[.D5];&quot;&quot;)">
            <text:p/>
          </table:table-cell>
          <table:table-cell office:value-type="string">
            <text:p>N-35-35-28.75 E-139-34-49.38</text:p>
          </table:table-cell>
          <table:table-cell table:formula="of:=IF([.E5]=&quot;&quot;;[.C5];CONCATENATE([.C5];&quot; / &quot;;[.E5]))" office:value-type="string" office:string-value=":m 3-4*4 RES / 245 / 『相対性理論』　メラー　永田恒夫、伊藤大介、訳 / p.149">
            <text:p>:m 3-4*4 RES / 245 / 『相対性理論』　メラー　永田恒夫、伊藤大介、訳 / p.149</text:p>
          </table:table-cell>
          <table:table-cell table:style-name="ce8"/>
          <table:table-cell table:style-name="ce20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3-22_15-33-32_000.jpg</text:p>
          </table:table-cell>
          <table:table-cell office:value-type="string">
            <text:p>:bookmemo / 読んだ本 / 『ある異常体験者の偏見』 / 著者=山本七平</text:p>
          </table:table-cell>
          <table:table-cell table:style-name="ce8"/>
          <table:table-cell table:formula="of:=IF([.D6]&lt;&gt;&quot;&quot;;[.D6];&quot;&quot;)">
            <text:p/>
          </table:table-cell>
          <table:table-cell office:value-type="string">
            <text:p>N-35-35-28.57 E-139-34-49.32</text:p>
          </table:table-cell>
          <table:table-cell table:formula="of:=IF([.E6]=&quot;&quot;;[.C6];CONCATENATE([.C6];&quot; / &quot;;[.E6]))" office:value-type="string" office:string-value=":bookmemo / 読んだ本 / 『ある異常体験者の偏見』 / 著者=山本七平">
            <text:p>:bookmemo / 読んだ本 / 『ある異常体験者の偏見』 / 著者=山本七平</text:p>
          </table:table-cell>
          <table:table-cell table:style-name="ce8"/>
          <table:table-cell table:style-name="ce20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7" office:value-type="string">
            <text:p>2019-03-22_17-11-00_000.jpg</text:p>
          </table:table-cell>
          <table:table-cell office:value-type="string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formula="of:=IF([.D7]&lt;&gt;&quot;&quot;;[.D7];&quot;&quot;)">
            <text:p/>
          </table:table-cell>
          <table:table-cell office:value-type="string">
            <text:p>N-35-35-28.56 E-139-34-49.49</text:p>
          </table:table-cell>
          <table:table-cell table:formula="of:=IF([.E7]=&quot;&quot;;[.C7];CONCATENATE([.C7];&quot; / &quot;;[.E7]))" office:value-type="string" office:string-value=":m 東和 PHOTO / 190323sa / 水天宮前駅 / 日本橋蛎殻町１丁目計画 / １名 / 新生電設工業株式会社（石黒建設） / 準備資料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style-name="ce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7" office:value-type="string">
            <text:p>2019-03-22_17-11-13_000.jpg</text:p>
          </table:table-cell>
          <table:table-cell office:value-type="string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formula="of:=IF([.D8]&lt;&gt;&quot;&quot;;[.D8];&quot;&quot;)">
            <text:p/>
          </table:table-cell>
          <table:table-cell office:value-type="string">
            <text:p>N-35-35-28.61 E-139-34-49.43</text:p>
          </table:table-cell>
          <table:table-cell table:formula="of:=IF([.E8]=&quot;&quot;;[.C8];CONCATENATE([.C8];&quot; / &quot;;[.E8]))" office:value-type="string" office:string-value=":m 東和 PHOTO / 190323sa / 水天宮前駅 / 日本橋蛎殻町１丁目計画 / １名 / 新生電設工業株式会社（石黒建設） / 準備資料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style-name="ce20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2019-03-22_17-12-18_000.jpg</text:p>
          </table:table-cell>
          <table:table-cell office:value-type="string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formula="of:=IF([.D9]&lt;&gt;&quot;&quot;;[.D9];&quot;&quot;)">
            <text:p/>
          </table:table-cell>
          <table:table-cell office:value-type="string">
            <text:p>N-35-35-28.56 E-139-34-49.49</text:p>
          </table:table-cell>
          <table:table-cell table:formula="of:=IF([.E9]=&quot;&quot;;[.C9];CONCATENATE([.C9];&quot; / &quot;;[.E9]))" office:value-type="string" office:string-value=":m 東和 PHOTO / 190323sa / 水天宮前駅 / 日本橋蛎殻町１丁目計画 / １名 / 新生電設工業株式会社（石黒建設） / 準備資料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style-name="ce20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2019-03-22_17-14-04_000.jpg</text:p>
          </table:table-cell>
          <table:table-cell office:value-type="string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formula="of:=IF([.D10]&lt;&gt;&quot;&quot;;[.D10];&quot;&quot;)">
            <text:p/>
          </table:table-cell>
          <table:table-cell office:value-type="string">
            <text:p>N-35-35-28.53 E-139-34-49.43</text:p>
          </table:table-cell>
          <table:table-cell table:formula="of:=IF([.E10]=&quot;&quot;;[.C10];CONCATENATE([.C10];&quot; / &quot;;[.E10]))" office:value-type="string" office:string-value=":m 東和 PHOTO / 190323sa / 水天宮前駅 / 日本橋蛎殻町１丁目計画 / １名 / 新生電設工業株式会社（石黒建設） / 準備資料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style-name="ce20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7" office:value-type="string">
            <text:p>2019-03-22_17-16-42_000.jpg</text:p>
          </table:table-cell>
          <table:table-cell office:value-type="string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formula="of:=IF([.D11]&lt;&gt;&quot;&quot;;[.D11];&quot;&quot;)">
            <text:p/>
          </table:table-cell>
          <table:table-cell office:value-type="string">
            <text:p>N-35-35-28.53 E-139-34-49.43</text:p>
          </table:table-cell>
          <table:table-cell table:formula="of:=IF([.E11]=&quot;&quot;;[.C11];CONCATENATE([.C11];&quot; / &quot;;[.E11]))" office:value-type="string" office:string-value=":m 東和 PHOTO / 190323sa / 水天宮前駅 / 日本橋蛎殻町１丁目計画 / １名 / 新生電設工業株式会社（石黒建設） / 準備資料">
            <text:p>:m 東和 PHOTO / 190323sa / 水天宮前駅 / 日本橋蛎殻町１丁目計画 / １名 / 新生電設工業株式会社（石黒建設） / 準備資料</text:p>
          </table:table-cell>
          <table:table-cell table:style-name="ce8" office:value-type="string">
            <text:p>)</text:p>
          </table:table-cell>
          <table:table-cell table:style-name="ce20" office:value-type="string">
            <text:p>N-35-35-28.64 E-139-34-49.65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2019-03-22_17-18-00_000.jpg</text:p>
          </table:table-cell>
          <table:table-cell office:value-type="string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formula="of:=IF([.D12]&lt;&gt;&quot;&quot;;[.D12];&quot;&quot;)">
            <text:p/>
          </table:table-cell>
          <table:table-cell office:value-type="string">
            <text:p>N-35-35-28.53 E-139-34-49.43</text:p>
          </table:table-cell>
          <table:table-cell table:formula="of:=IF([.E12]=&quot;&quot;;[.C12];CONCATENATE([.C12];&quot; / &quot;;[.E12]))" office:value-type="string" office:string-value=":m 東和 PHOTO / 190323sa / 水天宮前駅 / 日本橋蛎殻町１丁目計画 / １名 / 新生電設工業株式会社（石黒建設） / 準備資料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style-name="ce20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7" office:value-type="string">
            <text:p>2019-03-22_17-21-47_000.jpg</text:p>
          </table:table-cell>
          <table:table-cell office:value-type="string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formula="of:=IF([.D13]&lt;&gt;&quot;&quot;;[.D13];&quot;&quot;)">
            <text:p/>
          </table:table-cell>
          <table:table-cell office:value-type="string">
            <text:p>N-35-35-28.46 E-139-34-49.22</text:p>
          </table:table-cell>
          <table:table-cell table:formula="of:=IF([.E13]=&quot;&quot;;[.C13];CONCATENATE([.C13];&quot; / &quot;;[.E13]))" office:value-type="string" office:string-value=":m 東和 PHOTO / 190323sa / 水天宮前駅 / 日本橋蛎殻町１丁目計画 / １名 / 新生電設工業株式会社（石黒建設） / 準備資料">
            <text:p>:m 東和 PHOTO / 190323sa / 水天宮前駅 / 日本橋蛎殻町１丁目計画 / １名 / 新生電設工業株式会社（石黒建設） / 準備資料</text:p>
          </table:table-cell>
          <table:table-cell table:style-name="ce8"/>
          <table:table-cell table:style-name="ce20"/>
        </table:table-row>
        <table:table-row table:style-name="ro6">
          <table:table-cell table:style-name="ce2" office:value-type="float" office:value="13">
            <text:p>13</text:p>
          </table:table-cell>
          <table:table-cell table:style-name="ce7" office:value-type="string">
            <text:p>2019-03-22_17-42-00_000.jpg</text:p>
          </table:table-cell>
          <table:table-cell office:value-type="string">
            <text:p>:PHOTO 記録用 / @東急ショッピングパーク、東側階段、上り口、小店舗横 / 自然観察 / 樹木 / 花が咲いている</text:p>
          </table:table-cell>
          <table:table-cell table:style-name="ce8"/>
          <table:table-cell table:number-columns-repeated="2" office:value-type="string">
            <text:p>N-35-35-24.74 E-139-34-44.33</text:p>
          </table:table-cell>
          <table:table-cell table:formula="of:=IF([.E14]=&quot;&quot;;[.C14];CONCATENATE([.C14];&quot; / &quot;;[.E14]))" office:value-type="string" office:string-value=":PHOTO 記録用 / @東急ショッピングパーク、東側階段、上り口、小店舗横 / 自然観察 / 樹木 / 花が咲いている / N-35-35-24.74 E-139-34-44.33">
            <text:p>:PHOTO 記録用 / @東急ショッピングパーク、東側階段、上り口、小店舗横 / 自然観察 / 樹木 / 花が咲いている / N-35-35-24.74 E-139-34-44.33</text:p>
          </table:table-cell>
          <table:table-cell table:style-name="ce8"/>
          <table:table-cell table:style-name="ce20"/>
        </table:table-row>
        <table:table-row table:style-name="ro6">
          <table:table-cell table:style-name="ce2" office:value-type="float" office:value="14">
            <text:p>14</text:p>
          </table:table-cell>
          <table:table-cell table:style-name="ce7" office:value-type="string">
            <text:p>2019-03-22_17-42-03_000.jpg</text:p>
          </table:table-cell>
          <table:table-cell office:value-type="string">
            <text:p>:PHOTO 記録用 / @東急ショッピングパーク、東側階段、上り口、小店舗横 / 自然観察 / 樹木 / 花が咲いている</text:p>
          </table:table-cell>
          <table:table-cell table:style-name="ce8"/>
          <table:table-cell office:value-type="string">
            <text:p>N-35-35-24.74 E-139-34-44.33</text:p>
          </table:table-cell>
          <table:table-cell office:value-type="string">
            <text:p>N-35-35-24.73 E-139-34-44.33</text:p>
          </table:table-cell>
          <table:table-cell table:formula="of:=IF([.E15]=&quot;&quot;;[.C15];CONCATENATE([.C15];&quot; / &quot;;[.E15]))" office:value-type="string" office:string-value=":PHOTO 記録用 / @東急ショッピングパーク、東側階段、上り口、小店舗横 / 自然観察 / 樹木 / 花が咲いている / N-35-35-24.74 E-139-34-44.33">
            <text:p>:PHOTO 記録用 / @東急ショッピングパーク、東側階段、上り口、小店舗横 / 自然観察 / 樹木 / 花が咲いている / N-35-35-24.74 E-139-34-44.33</text:p>
          </table:table-cell>
          <table:table-cell table:style-name="ce8"/>
          <table:table-cell table:style-name="ce20"/>
        </table:table-row>
        <table:table-row table:style-name="ro7">
          <table:table-cell table:style-name="ce2" office:value-type="float" office:value="15">
            <text:p>15</text:p>
          </table:table-cell>
          <table:table-cell table:style-name="ce7" office:value-type="string">
            <text:p>2019-03-22_18-09-37_000.jpg</text:p>
          </table:table-cell>
          <table:table-cell office:value-type="string">
            <text:p>:m 保管場所 /　クリームケース　/ プラスチックの棚（西側本棚の前）　南側　⇒　上から２段目</text:p>
          </table:table-cell>
          <table:table-cell table:style-name="ce8"/>
          <table:table-cell table:formula="of:=IF([.D16]&lt;&gt;&quot;&quot;;[.D16];&quot;&quot;)">
            <text:p/>
          </table:table-cell>
          <table:table-cell office:value-type="string">
            <text:p>N-35-35-28.71 E-139-34-49.49</text:p>
          </table:table-cell>
          <table:table-cell table:formula="of:=IF([.E16]=&quot;&quot;;[.C16];CONCATENATE([.C16];&quot; / &quot;;[.E16]))" office:value-type="string" office:string-value=":m 保管場所 /　クリームケース　/ プラスチックの棚（西側本棚の前）　南側　⇒　上から２段目">
            <text:p>:m 保管場所 /　クリームケース　/ プラスチックの棚（西側本棚の前）　南側　⇒　上から２段目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office:value-type="string">
            <text:p>2019-03-22_20-19-26_000.jpg</text:p>
          </table:table-cell>
          <table:table-cell table:style-name="ce10" office:value-type="string">
            <text:p>:m 食べた物</text:p>
          </table:table-cell>
          <table:table-cell table:style-name="ce8"/>
          <table:table-cell table:formula="of:=IF([.D17]&lt;&gt;&quot;&quot;;[.D17];&quot;&quot;)">
            <text:p/>
          </table:table-cell>
          <table:table-cell office:value-type="string">
            <text:p>N-35-35-28.45 E-139-34-49.43</text:p>
          </table:table-cell>
          <table:table-cell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8" office:value-type="string">
            <text:p>2019-03-22_22-20-38_000.jpg</text:p>
          </table:table-cell>
          <table:table-cell office:value-type="string">
            <text:p>:m 記録 / 身体 / 鼻柱、根元 / ひび割れ</text:p>
          </table:table-cell>
          <table:table-cell table:style-name="ce8"/>
          <table:table-cell table:formula="of:=IF([.D18]&lt;&gt;&quot;&quot;;[.D18];&quot;&quot;)">
            <text:p/>
          </table:table-cell>
          <table:table-cell office:value-type="string">
            <text:p>N-35-35-28.68 E-139-34-49.82</text:p>
          </table:table-cell>
          <table:table-cell table:formula="of:=IF([.E18]=&quot;&quot;;[.C18];CONCATENATE([.C18];&quot; / &quot;;[.E18]))" office:value-type="string" office:string-value=":m 記録 / 身体 / 鼻柱、根元 / ひび割れ">
            <text:p>:m 記録 / 身体 / 鼻柱、根元 / ひび割れ</text:p>
          </table:table-cell>
          <table:table-cell table:style-name="ce20" table:number-columns-repeated="2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8" office:value-type="string">
            <text:p>2019-03-22_22-20-45_000.jpg</text:p>
          </table:table-cell>
          <table:table-cell office:value-type="string">
            <text:p>:m 記録 / 身体 / 瞼、ひび割れ / 左目</text:p>
          </table:table-cell>
          <table:table-cell table:style-name="ce8"/>
          <table:table-cell table:formula="of:=IF([.D19]&lt;&gt;&quot;&quot;;[.D19];&quot;&quot;)">
            <text:p/>
          </table:table-cell>
          <table:table-cell office:value-type="string">
            <text:p>N-35-35-28.74 E-139-34-49.16</text:p>
          </table:table-cell>
          <table:table-cell table:formula="of:=IF([.E19]=&quot;&quot;;[.C19];CONCATENATE([.C19];&quot; / &quot;;[.E19]))" office:value-type="string" office:string-value=":m 記録 / 身体 / 瞼、ひび割れ / 左目">
            <text:p>:m 記録 / 身体 / 瞼、ひび割れ / 左目</text:p>
          </table:table-cell>
          <table:table-cell table:style-name="ce20" table:number-columns-repeated="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8" office:value-type="string">
            <text:p>2019-03-22_22-20-49_000.jpg</text:p>
          </table:table-cell>
          <table:table-cell office:value-type="string">
            <text:p>:m 記録 / 身体 / 瞼、ひび割れ / 左目</text:p>
          </table:table-cell>
          <table:table-cell table:style-name="ce8"/>
          <table:table-cell table:formula="of:=IF([.D20]&lt;&gt;&quot;&quot;;[.D20];&quot;&quot;)">
            <text:p/>
          </table:table-cell>
          <table:table-cell office:value-type="string">
            <text:p>N-35-35-28.72 E-139-34-49.16</text:p>
          </table:table-cell>
          <table:table-cell table:formula="of:=IF([.E20]=&quot;&quot;;[.C20];CONCATENATE([.C20];&quot; / &quot;;[.E20]))" office:value-type="string" office:string-value=":m 記録 / 身体 / 瞼、ひび割れ / 左目">
            <text:p>:m 記録 / 身体 / 瞼、ひび割れ / 左目</text:p>
          </table:table-cell>
          <table:table-cell table:style-name="ce20" table:number-columns-repeated="2"/>
        </table:table-row>
        <table:table-row table:style-name="ro8">
          <table:table-cell table:style-name="ce3" office:value-type="float" office:value="20">
            <text:p>20</text:p>
          </table:table-cell>
          <table:table-cell table:style-name="ce8" office:value-type="string">
            <text:p>2019-03-22_22-20-54_000.jpg</text:p>
          </table:table-cell>
          <table:table-cell office:value-type="string">
            <text:p>:m 記録 / 身体 / 口角 / ひび割れ</text:p>
          </table:table-cell>
          <table:table-cell table:style-name="ce8"/>
          <table:table-cell table:formula="of:=IF([.D21]&lt;&gt;&quot;&quot;;[.D21];&quot;&quot;)">
            <text:p/>
          </table:table-cell>
          <table:table-cell office:value-type="string">
            <text:p>N-35-35-28.7 E-139-34-49.22</text:p>
          </table:table-cell>
          <table:table-cell table:formula="of:=IF([.E21]=&quot;&quot;;[.C21];CONCATENATE([.C21];&quot; / &quot;;[.E21]))" office:value-type="string" office:string-value=":m 記録 / 身体 / 口角 / ひび割れ">
            <text:p>:m 記録 / 身体 / 口角 / ひび割れ</text:p>
          </table:table-cell>
          <table:table-cell table:style-name="ce20" table:number-columns-repeated="2"/>
        </table:table-row>
        <table:table-row table:style-name="ro8">
          <table:table-cell table:style-name="ce3" office:value-type="float" office:value="21">
            <text:p>21</text:p>
          </table:table-cell>
          <table:table-cell table:style-name="ce8" office:value-type="string">
            <text:p>2019-03-23_05-01-05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 table:formula="of:=IF([.D22]&lt;&gt;&quot;&quot;;[.D22];&quot;&quot;)">
            <text:p/>
          </table:table-cell>
          <table:table-cell office:value-type="string">
            <text:p>N-35-35-28.49 E-139-34-49.6</text:p>
          </table:table-cell>
          <table:table-cell table:formula="of:=IF([.E22]=&quot;&quot;;[.C22];CONCATENATE([.C22];&quot; / &quot;;[.E22]))" office:value-type="string" office:string-value=":m 食べた物　間食 / 味噌スープ">
            <text:p>:m 食べた物　間食 / 味噌スープ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8" office:value-type="string">
            <text:p>2019-03-23_05-37-05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出発時</text:p>
          </table:table-cell>
          <table:table-cell table:style-name="ce8"/>
          <table:table-cell table:number-columns-repeated="2" office:value-type="string">
            <text:p>N-35-35-28.49 E-139-34-49.65</text:p>
          </table:table-cell>
          <table:table-cell table:formula="of:=IF([.E23]=&quot;&quot;;[.C23];CONCATENATE([.C23];&quot; / &quot;;[.E23]))" office:value-type="string" office:string-value=":m 東和 PHOTO / 190323sa / 水天宮前駅 / 日本橋蛎殻町１丁目計画 / １名 / 新生電設工業株式会社（石黒建設） / 出発時 / N-35-35-28.49 E-139-34-49.65">
            <text:p>:m 東和 PHOTO / 190323sa / 水天宮前駅 / 日本橋蛎殻町１丁目計画 / １名 / 新生電設工業株式会社（石黒建設） / 出発時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8" office:value-type="string">
            <text:p>2019-03-23_06-51-15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7.13 E-139-46-58.98</text:p>
          </table:table-cell>
          <table:table-cell table:formula="of:=IF([.E24]=&quot;&quot;;[.C24];CONCATENATE([.C24];&quot; / &quot;;[.E24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4">
            <text:p>24</text:p>
          </table:table-cell>
          <table:table-cell table:style-name="ce8" office:value-type="string">
            <text:p>2019-03-23_06-51-21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7.05 E-139-46-59.09</text:p>
          </table:table-cell>
          <table:table-cell table:formula="of:=IF([.E25]=&quot;&quot;;[.C25];CONCATENATE([.C25];&quot; / &quot;;[.E25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8" office:value-type="string">
            <text:p>2019-03-23_06-51-24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7.04 E-139-46-59.15</text:p>
          </table:table-cell>
          <table:table-cell table:formula="of:=IF([.E26]=&quot;&quot;;[.C26];CONCATENATE([.C26];&quot; / &quot;;[.E26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8" office:value-type="string">
            <text:p>2019-03-23_06-52-03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7.02 E-139-46-59.04</text:p>
          </table:table-cell>
          <table:table-cell table:formula="of:=IF([.E27]=&quot;&quot;;[.C27];CONCATENATE([.C27];&quot; / &quot;;[.E27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8" office:value-type="string">
            <text:p>2019-03-23_06-52-11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6.97 E-139-46-59.31</text:p>
          </table:table-cell>
          <table:table-cell table:formula="of:=IF([.E28]=&quot;&quot;;[.C28];CONCATENATE([.C28];&quot; / &quot;;[.E28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8" office:value-type="string">
            <text:p>2019-03-23_06-56-08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6.82 E-139-46-58.98</text:p>
          </table:table-cell>
          <table:table-cell table:formula="of:=IF([.E29]=&quot;&quot;;[.C29];CONCATENATE([.C29];&quot; / &quot;;[.E29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9">
            <text:p>29</text:p>
          </table:table-cell>
          <table:table-cell table:style-name="ce8" office:value-type="string">
            <text:p>2019-03-23_06-56-12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7.13 E-139-46-57.83</text:p>
          </table:table-cell>
          <table:table-cell table:formula="of:=IF([.E30]=&quot;&quot;;[.C29];CONCATENATE([.C29];&quot; / &quot;;[.E30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8" office:value-type="string">
            <text:p>2019-03-23_06-56-14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6.97 E-139-46-58.05</text:p>
          </table:table-cell>
          <table:table-cell table:formula="of:=IF([.E31]=&quot;&quot;;[.C31];CONCATENATE([.C31];&quot; / &quot;;[.E31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8" office:value-type="string">
            <text:p>2019-03-23_07-13-39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6.98 E-139-46-59.26</text:p>
          </table:table-cell>
          <table:table-cell table:formula="of:=IF([.E32]=&quot;&quot;;[.C32];CONCATENATE([.C32];&quot; / &quot;;[.E32]))" office:value-type="string" office:string-value=":m 東和 PHOTO / 190323sa / 水天宮前駅 / 日本橋蛎殻町１丁目計画 / １名 / 新生電設工業株式会社（石黒建設） / 現場状況 / N-35-35-28.49 E-139-34-49.65">
            <text:p>:m 東和 PHOTO / 190323sa / 水天宮前駅 / 日本橋蛎殻町１丁目計画 / １名 / 新生電設工業株式会社（石黒建設） / 現場状況 / N-35-35-28.49 E-139-34-49.65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8" office:value-type="string">
            <text:p>2019-03-23_15-57-15_000.jpg</text:p>
          </table:table-cell>
          <table:table-cell office:value-type="string">
            <text:p>:PHOTO 面白いもの / @東和現場横、店舗、印刷店 / 記録用 / 「営業種目」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5.73 E-139-46-59.2</text:p>
          </table:table-cell>
          <table:table-cell table:formula="of:=IF([.E33]=&quot;&quot;;[.C33];CONCATENATE([.C33];&quot; / &quot;;[.E33]))" office:value-type="string" office:string-value=":PHOTO 面白いもの / @東和現場横、店舗、印刷店 / 記録用 / 「営業種目」 / N-35-35-28.49 E-139-34-49.65">
            <text:p>:PHOTO 面白いもの / @東和現場横、店舗、印刷店 / 記録用 / 「営業種目」 / N-35-35-28.49 E-139-34-49.65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8" office:value-type="string">
            <text:p>2019-03-23_15-57-16_000.jpg</text:p>
          </table:table-cell>
          <table:table-cell office:value-type="string">
            <text:p>:PHOTO 面白いもの / @東和現場横、店舗、印刷店 / 記録用 / 「営業種目」</text:p>
          </table:table-cell>
          <table:table-cell table:style-name="ce8"/>
          <table:table-cell office:value-type="string">
            <text:p>N-35-35-28.49 E-139-34-49.65</text:p>
          </table:table-cell>
          <table:table-cell office:value-type="string">
            <text:p>N-35-40-56.49 E-139-46-59.59</text:p>
          </table:table-cell>
          <table:table-cell table:formula="of:=IF([.E34]=&quot;&quot;;[.C34];CONCATENATE([.C34];&quot; / &quot;;[.E34]))" office:value-type="string" office:string-value=":PHOTO 面白いもの / @東和現場横、店舗、印刷店 / 記録用 / 「営業種目」 / N-35-35-28.49 E-139-34-49.65">
            <text:p>:PHOTO 面白いもの / @東和現場横、店舗、印刷店 / 記録用 / 「営業種目」 / N-35-35-28.49 E-139-34-49.65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9" office:value-type="string">
            <text:p>2019-03-23_15-57-20_000.jpg</text:p>
          </table:table-cell>
          <table:table-cell office:value-type="string">
            <text:p>:PHOTO 面白いもの / @東和現場横、店舗、印刷店 / 記録用 / 「営業種目」</text:p>
          </table:table-cell>
          <table:table-cell table:style-name="ce8"/>
          <table:table-cell table:formula="of:=IF([.D35]&lt;&gt;&quot;&quot;;[.D35];&quot;&quot;)">
            <text:p/>
          </table:table-cell>
          <table:table-cell office:value-type="string">
            <text:p>N-35-40-56.6 E-139-46-59.37</text:p>
          </table:table-cell>
          <table:table-cell table:formula="of:=IF([.E35]=&quot;&quot;;[.C35];CONCATENATE([.C35];&quot; / &quot;;[.E35]))" office:value-type="string" office:string-value=":PHOTO 面白いもの / @東和現場横、店舗、印刷店 / 記録用 / 「営業種目」">
            <text:p>:PHOTO 面白いもの / @東和現場横、店舗、印刷店 / 記録用 / 「営業種目」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9" office:value-type="string">
            <text:p>2019-03-23_15-57-25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table:formula="of:=IF([.D36]&lt;&gt;&quot;&quot;;[.D36];&quot;&quot;)">
            <text:p/>
          </table:table-cell>
          <table:table-cell office:value-type="string">
            <text:p>N-35-40-56.71 E-139-46-59.48</text:p>
          </table:table-cell>
          <table:table-cell table:formula="of:=IF([.E36]=&quot;&quot;;[.C36];CONCATENATE([.C36];&quot; / &quot;;[.E36]))" office:value-type="string" office:string-value=":m 東和 PHOTO / 190323sa / 水天宮前駅 / 日本橋蛎殻町１丁目計画 / １名 / 新生電設工業株式会社（石黒建設） / 現場状況">
            <text:p>:m 東和 PHOTO / 190323sa / 水天宮前駅 / 日本橋蛎殻町１丁目計画 / １名 / 新生電設工業株式会社（石黒建設） / 現場状況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10" office:value-type="string">
            <text:p>2019-03-23_15-57-33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現場状況</text:p>
          </table:table-cell>
          <table:table-cell table:style-name="ce8"/>
          <table:table-cell table:formula="of:=IF([.D37]&lt;&gt;&quot;&quot;;[.D37];&quot;&quot;)">
            <text:p/>
          </table:table-cell>
          <table:table-cell office:value-type="string">
            <text:p>N-35-40-56.69 E-139-46-59.53</text:p>
          </table:table-cell>
          <table:table-cell table:formula="of:=IF([.E37]=&quot;&quot;;[.C37];CONCATENATE([.C37];&quot; / &quot;;[.E37]))" office:value-type="string" office:string-value=":m 東和 PHOTO / 190323sa / 水天宮前駅 / 日本橋蛎殻町１丁目計画 / １名 / 新生電設工業株式会社（石黒建設） / 現場状況">
            <text:p>:m 東和 PHOTO / 190323sa / 水天宮前駅 / 日本橋蛎殻町１丁目計画 / １名 / 新生電設工業株式会社（石黒建設） / 現場状況</text:p>
          </table:table-cell>
          <table:table-cell table:style-name="ce20" table:number-columns-repeated="2"/>
        </table:table-row>
        <table:table-row table:style-name="ro9">
          <table:table-cell table:style-name="ce3" office:value-type="float" office:value="37">
            <text:p>37</text:p>
          </table:table-cell>
          <table:table-cell table:style-name="ce8" office:value-type="string">
            <text:p>2019-03-23_21-27-37_000.jpg</text:p>
          </table:table-cell>
          <table:table-cell office:value-type="string">
            <text:p>:m 温度 / 部屋</text:p>
          </table:table-cell>
          <table:table-cell table:style-name="ce8"/>
          <table:table-cell table:formula="of:=IF([.D38]&lt;&gt;&quot;&quot;;[.D38];&quot;&quot;)">
            <text:p/>
          </table:table-cell>
          <table:table-cell office:value-type="string">
            <text:p>N-35-35-28.37 E-139-34-49.71</text:p>
          </table:table-cell>
          <table:table-cell table:formula="of:=IF([.E38]=&quot;&quot;;[.C38];CONCATENATE([.C38];&quot; / &quot;;[.E38]))" office:value-type="string" office:string-value=":m 温度 / 部屋">
            <text:p>:m 温度 / 部屋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8" office:value-type="string">
            <text:p>2019-03-23_21-37-51_000.jpg</text:p>
          </table:table-cell>
          <table:table-cell table:style-name="ce10" office:value-type="string">
            <text:p>:m 東和 PHOTO / 190323sa / 水天宮前駅 / 日本橋蛎殻町１丁目計画 / １名 / 新生電設工業株式会社（石黒建設） / 日報</text:p>
          </table:table-cell>
          <table:table-cell table:style-name="ce8"/>
          <table:table-cell table:formula="of:=IF([.D39]&lt;&gt;&quot;&quot;;[.D39];&quot;&quot;)">
            <text:p/>
          </table:table-cell>
          <table:table-cell office:value-type="string">
            <text:p>N-35-35-28.57 E-139-34-49.32</text:p>
          </table:table-cell>
          <table:table-cell table:formula="of:=IF([.E39]=&quot;&quot;;[.C39];CONCATENATE([.C39];&quot; / &quot;;[.E39]))" office:value-type="string" office:string-value=":m 東和 PHOTO / 190323sa / 水天宮前駅 / 日本橋蛎殻町１丁目計画 / １名 / 新生電設工業株式会社（石黒建設） / 日報">
            <text:p>:m 東和 PHOTO / 190323sa / 水天宮前駅 / 日本橋蛎殻町１丁目計画 / １名 / 新生電設工業株式会社（石黒建設） / 日報</text:p>
          </table:table-cell>
          <table:table-cell table:style-name="ce20" table:number-columns-repeated="2"/>
        </table:table-row>
        <table:table-row table:style-name="ro9">
          <table:table-cell table:style-name="ce3" office:value-type="float" office:value="39">
            <text:p>39</text:p>
          </table:table-cell>
          <table:table-cell table:style-name="ce8" office:value-type="string">
            <text:p>2019-03-23_22-21-59_000.jpg</text:p>
          </table:table-cell>
          <table:table-cell office:value-type="string">
            <text:p>:m 食べた物</text:p>
          </table:table-cell>
          <table:table-cell table:style-name="ce8"/>
          <table:table-cell table:formula="of:=IF([.D40]&lt;&gt;&quot;&quot;;[.D40];&quot;&quot;)">
            <text:p/>
          </table:table-cell>
          <table:table-cell office:value-type="string">
            <text:p>N-35-35-28.45 E-139-34-49.43</text:p>
          </table:table-cell>
          <table:table-cell table:formula="of:=IF([.E40]=&quot;&quot;;[.C40];CONCATENATE([.C40];&quot; / &quot;;[.E40]))" office:value-type="string" office:string-value=":m 食べた物">
            <text:p>:m 食べた物</text:p>
          </table:table-cell>
          <table:table-cell table:style-name="ce20" table:number-columns-repeated="2"/>
        </table:table-row>
        <table:table-row table:style-name="ro9">
          <table:table-cell table:style-name="ce3" office:value-type="float" office:value="40">
            <text:p>40</text:p>
          </table:table-cell>
          <table:table-cell table:style-name="ce8" office:value-type="string">
            <text:p>2019-03-24_01-41-28_000.jpg</text:p>
          </table:table-cell>
          <table:table-cell office:value-type="string">
            <text:p>:m 記録 / お酒</text:p>
          </table:table-cell>
          <table:table-cell table:style-name="ce8"/>
          <table:table-cell table:formula="of:=IF([.D41]&lt;&gt;&quot;&quot;;[.D41];&quot;&quot;)">
            <text:p/>
          </table:table-cell>
          <table:table-cell office:value-type="string">
            <text:p>N-35-35-28.37 E-139-34-49.05</text:p>
          </table:table-cell>
          <table:table-cell table:formula="of:=IF([.E41]=&quot;&quot;;[.C41];CONCATENATE([.C41];&quot; / &quot;;[.E41]))" office:value-type="string" office:string-value=":m 記録 / お酒">
            <text:p>:m 記録 / お酒</text:p>
          </table:table-cell>
          <table:table-cell table:style-name="ce20" table:number-columns-repeated="2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8" office:value-type="string">
            <text:p>2019-03-24_09-41-44_000.jpg</text:p>
          </table:table-cell>
          <table:table-cell table:style-name="ce10" office:value-type="string">
            <text:p>:m :PHOTO 起きた時刻 / 2019</text:p>
          </table:table-cell>
          <table:table-cell table:style-name="ce8"/>
          <table:table-cell table:formula="of:=IF([.D42]&lt;&gt;&quot;&quot;;[.D42];&quot;&quot;)">
            <text:p/>
          </table:table-cell>
          <table:table-cell office:value-type="string">
            <text:p>N-35-35-28.74 E-139-34-49.49</text:p>
          </table:table-cell>
          <table:table-cell table:formula="of:=IF([.E42]=&quot;&quot;;[.C42];CONCATENATE([.C42];&quot; / &quot;;[.E42]))" office:value-type="string" office:string-value=":m :PHOTO 起きた時刻 / 2019">
            <text:p>:m :PHOTO 起きた時刻 / 2019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9"/>
          <table:table-cell/>
          <table:table-cell table:style-name="ce8"/>
          <table:table-cell table:formula="of:=IF([.D43]&lt;&gt;&quot;&quot;;[.D43];&quot;&quot;)">
            <text:p/>
          </table:table-cell>
          <table:table-cell/>
          <table:table-cell table:formula="of:=IF([.E43]=&quot;&quot;;[.C43];CONCATENATE([.C43];&quot; / &quot;;[.E43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9"/>
          <table:table-cell/>
          <table:table-cell table:style-name="ce8"/>
          <table:table-cell table:formula="of:=IF([.D44]&lt;&gt;&quot;&quot;;[.D44];&quot;&quot;)">
            <text:p/>
          </table:table-cell>
          <table:table-cell/>
          <table:table-cell table:formula="of:=IF([.E44]=&quot;&quot;;[.C44];CONCATENATE([.C44];&quot; / &quot;;[.E44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9"/>
          <table:table-cell/>
          <table:table-cell table:style-name="ce8"/>
          <table:table-cell table:formula="of:=IF([.D45]&lt;&gt;&quot;&quot;;[.D45];&quot;&quot;)">
            <text:p/>
          </table:table-cell>
          <table:table-cell/>
          <table:table-cell table:formula="of:=IF([.E45]=&quot;&quot;;[.C45];CONCATENATE([.C45];&quot; / &quot;;[.E45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10"/>
          <table:table-cell/>
          <table:table-cell table:style-name="ce8"/>
          <table:table-cell table:formula="of:=IF([.D46]&lt;&gt;&quot;&quot;;[.D46];&quot;&quot;)">
            <text:p/>
          </table:table-cell>
          <table:table-cell/>
          <table:table-cell table:formula="of:=IF([.E46]=&quot;&quot;;[.C46];CONCATENATE([.C46];&quot; / &quot;;[.E46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47]&lt;&gt;&quot;&quot;;[.D47];&quot;&quot;)">
            <text:p/>
          </table:table-cell>
          <table:table-cell/>
          <table:table-cell table:formula="of:=IF([.E47]=&quot;&quot;;[.C47];CONCATENATE([.C47];&quot; / &quot;;[.E47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48]&lt;&gt;&quot;&quot;;[.D48];&quot;&quot;)">
            <text:p/>
          </table:table-cell>
          <table:table-cell/>
          <table:table-cell table:formula="of:=IF([.E48]=&quot;&quot;;[.C48];CONCATENATE([.C48];&quot; / &quot;;[.E48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49]&lt;&gt;&quot;&quot;;[.D49];&quot;&quot;)">
            <text:p/>
          </table:table-cell>
          <table:table-cell/>
          <table:table-cell table:formula="of:=IF([.E49]=&quot;&quot;;[.C49];CONCATENATE([.C49];&quot; / &quot;;[.E49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0]&lt;&gt;&quot;&quot;;[.D50];&quot;&quot;)">
            <text:p/>
          </table:table-cell>
          <table:table-cell/>
          <table:table-cell table:formula="of:=IF([.E50]=&quot;&quot;;[.C50];CONCATENATE([.C50];&quot; / &quot;;[.E50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1]&lt;&gt;&quot;&quot;;[.D51];&quot;&quot;)">
            <text:p/>
          </table:table-cell>
          <table:table-cell/>
          <table:table-cell table:formula="of:=IF([.E51]=&quot;&quot;;[.C51];CONCATENATE([.C51];&quot; / &quot;;[.E51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 table:style-name="ce5"/>
          <table:table-cell table:style-name="ce8"/>
          <table:table-cell table:formula="of:=IF([.D52]&lt;&gt;&quot;&quot;;[.D52];&quot;&quot;)">
            <text:p/>
          </table:table-cell>
          <table:table-cell/>
          <table:table-cell table:formula="of:=IF([.E52]=&quot;&quot;;[.C52];CONCATENATE([.C52];&quot; / &quot;;[.E52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3]&lt;&gt;&quot;&quot;;[.D53];&quot;&quot;)">
            <text:p/>
          </table:table-cell>
          <table:table-cell/>
          <table:table-cell table:formula="of:=IF([.E53]=&quot;&quot;;[.C53];CONCATENATE([.C53];&quot; / &quot;;[.E53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4]&lt;&gt;&quot;&quot;;[.D54];&quot;&quot;)">
            <text:p/>
          </table:table-cell>
          <table:table-cell/>
          <table:table-cell table:formula="of:=IF([.E54]=&quot;&quot;;[.C54];CONCATENATE([.C54];&quot; / &quot;;[.E54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5]&lt;&gt;&quot;&quot;;[.D55];&quot;&quot;)">
            <text:p/>
          </table:table-cell>
          <table:table-cell/>
          <table:table-cell table:formula="of:=IF([.E55]=&quot;&quot;;[.C55];CONCATENATE([.C55];&quot; / &quot;;[.E55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6]&lt;&gt;&quot;&quot;;[.D56];&quot;&quot;)">
            <text:p/>
          </table:table-cell>
          <table:table-cell/>
          <table:table-cell table:formula="of:=IF([.E56]=&quot;&quot;;[.C56];CONCATENATE([.C56];&quot; / &quot;;[.E56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7]&lt;&gt;&quot;&quot;;[.D57];&quot;&quot;)">
            <text:p/>
          </table:table-cell>
          <table:table-cell/>
          <table:table-cell table:formula="of:=IF([.E57]=&quot;&quot;;[.C57];CONCATENATE([.C57];&quot; / &quot;;[.E57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8]&lt;&gt;&quot;&quot;;[.D58];&quot;&quot;)">
            <text:p/>
          </table:table-cell>
          <table:table-cell/>
          <table:table-cell table:formula="of:=IF([.E58]=&quot;&quot;;[.C58];CONCATENATE([.C58];&quot; / &quot;;[.E58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59]&lt;&gt;&quot;&quot;;[.D59];&quot;&quot;)">
            <text:p/>
          </table:table-cell>
          <table:table-cell/>
          <table:table-cell table:formula="of:=IF([.E59]=&quot;&quot;;[.C59];CONCATENATE([.C59];&quot; / &quot;;[.E59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0]&lt;&gt;&quot;&quot;;[.D60];&quot;&quot;)">
            <text:p/>
          </table:table-cell>
          <table:table-cell/>
          <table:table-cell table:formula="of:=IF([.E60]=&quot;&quot;;[.C60];CONCATENATE([.C60];&quot; / &quot;;[.E60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1]&lt;&gt;&quot;&quot;;[.D61];&quot;&quot;)">
            <text:p/>
          </table:table-cell>
          <table:table-cell/>
          <table:table-cell table:formula="of:=IF([.E61]=&quot;&quot;;[.C61];CONCATENATE([.C61];&quot; / &quot;;[.E61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2]&lt;&gt;&quot;&quot;;[.D62];&quot;&quot;)">
            <text:p/>
          </table:table-cell>
          <table:table-cell/>
          <table:table-cell table:formula="of:=IF([.E62]=&quot;&quot;;[.C62];CONCATENATE([.C62];&quot; / &quot;;[.E62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3]&lt;&gt;&quot;&quot;;[.D63];&quot;&quot;)">
            <text:p/>
          </table:table-cell>
          <table:table-cell/>
          <table:table-cell table:formula="of:=IF([.E63]=&quot;&quot;;[.C63];CONCATENATE([.C63];&quot; / &quot;;[.E63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4]&lt;&gt;&quot;&quot;;[.D64];&quot;&quot;)">
            <text:p/>
          </table:table-cell>
          <table:table-cell/>
          <table:table-cell table:formula="of:=IF([.E64]=&quot;&quot;;[.C64];CONCATENATE([.C64];&quot; / &quot;;[.E64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5]&lt;&gt;&quot;&quot;;[.D65];&quot;&quot;)">
            <text:p/>
          </table:table-cell>
          <table:table-cell/>
          <table:table-cell table:formula="of:=IF([.E65]=&quot;&quot;;[.C65];CONCATENATE([.C65];&quot; / &quot;;[.E65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6]&lt;&gt;&quot;&quot;;[.D66];&quot;&quot;)">
            <text:p/>
          </table:table-cell>
          <table:table-cell/>
          <table:table-cell table:formula="of:=IF([.E66]=&quot;&quot;;[.C66];CONCATENATE([.C66];&quot; / &quot;;[.E66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7]&lt;&gt;&quot;&quot;;[.D67];&quot;&quot;)">
            <text:p/>
          </table:table-cell>
          <table:table-cell/>
          <table:table-cell table:formula="of:=IF([.E67]=&quot;&quot;;[.C67];CONCATENATE([.C67];&quot; / &quot;;[.E67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8]&lt;&gt;&quot;&quot;;[.D68];&quot;&quot;)">
            <text:p/>
          </table:table-cell>
          <table:table-cell/>
          <table:table-cell table:formula="of:=IF([.E68]=&quot;&quot;;[.C68];CONCATENATE([.C68];&quot; / &quot;;[.E68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IF([.D69]&lt;&gt;&quot;&quot;;[.D69];&quot;&quot;)">
            <text:p/>
          </table:table-cell>
          <table:table-cell/>
          <table:table-cell table:formula="of:=IF([.E69]=&quot;&quot;;[.C69];CONCATENATE([.C69];&quot; / &quot;;[.E69]))" office:value-type="float" office:value="0">
            <text:p>0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70]&lt;&gt;&quot;&quot;;[.D70];&quot;&quot;)">
            <text:p/>
          </table:table-cell>
          <table:table-cell/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71]&lt;&gt;&quot;&quot;;[.D71];&quot;&quot;)">
            <text:p/>
          </table:table-cell>
          <table:table-cell/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72]&lt;&gt;&quot;&quot;;[.D72];&quot;&quot;)">
            <text:p/>
          </table:table-cell>
          <table:table-cell/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73]&lt;&gt;&quot;&quot;;[.D73];&quot;&quot;)">
            <text:p/>
          </table:table-cell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74]&lt;&gt;&quot;&quot;;[.D74];&quot;&quot;)">
            <text:p/>
          </table:table-cell>
          <table:table-cell/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75]&lt;&gt;&quot;&quot;;[.D75];&quot;&quot;)">
            <text:p/>
          </table:table-cell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78]&lt;&gt;&quot;&quot;;[.D78];&quot;&quot;)">
            <text:p/>
          </table:table-cell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79]&lt;&gt;&quot;&quot;;[.D79];&quot;&quot;)">
            <text:p/>
          </table:table-cell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80]&lt;&gt;&quot;&quot;;[.D80];&quot;&quot;)">
            <text:p/>
          </table:table-cell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81]&lt;&gt;&quot;&quot;;[.D81];&quot;&quot;)">
            <text:p/>
          </table:table-cell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82]&lt;&gt;&quot;&quot;;[.D82];&quot;&quot;)">
            <text:p/>
          </table:table-cell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84]&lt;&gt;&quot;&quot;;[.D84];&quot;&quot;)">
            <text:p/>
          </table:table-cell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85]&lt;&gt;&quot;&quot;;[.D85];&quot;&quot;)">
            <text:p/>
          </table:table-cell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86]&lt;&gt;&quot;&quot;;[.D86];&quot;&quot;)">
            <text:p/>
          </table:table-cell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4" office:value-type="string">
            <text:p>*</text:p>
          </table:table-cell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string" office:string-value="*">
            <text:p>*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0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 office:value-type="float" office:value="23">
            <text:p>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 office:value-type="float" office:value="42">
            <text:p>4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14"/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19" table:formula="of:=COUNTBLANK([.$C$2:.C42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1" office:value-type="string">
            <text:p>-*</text:p>
          </table:table-cell>
          <table:table-cell table:style-name="ce19" table:formula="of:=COUNTIF([.$C$2:.$C42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2" office:value-type="string">
            <text:p>XXX</text:p>
          </table:table-cell>
          <table:table-cell table:style-name="ce19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1" office:value-type="string">
            <text:p>total</text:p>
          </table:table-cell>
          <table:table-cell table:style-name="ce19" table:formula="of:=COUNTA([.$B$2:.$B42])" office:value-type="float" office:value="41">
            <text:p>4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blanks</text:p>
          </table:table-cell>
          <table:table-cell table:style-name="ce4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2" office:value-type="string">
            <text:p>:m XXX</text:p>
          </table:table-cell>
          <table:table-cell table:style-name="ce19" table:formula="of:=COUNTIF([.$C$2:.$C42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1" office:value-type="string">
            <text:p>:m music / log / kb / </text:p>
          </table:table-cell>
          <table:table-cell table:style-name="ce19" table:formula="of:=COUNTIF([.$C$2:.$C42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1" office:value-type="string">
            <text:p>:m XXX</text:p>
          </table:table-cell>
          <table:table-cell table:style-name="ce19" table:formula="of:=COUNTIF([.$C$2:.$C42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1" office:value-type="string">
            <text:p>:m X-X</text:p>
          </table:table-cell>
          <table:table-cell table:style-name="ce19" table:formula="of:=COUNTIF([.$C$2:.$C42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19" table:formula="of:=COUNTIF([.$C$2:.$C42];[.B15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19" table:formula="of:=COUNTIF([.$C$2:.$C14];[.B15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14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目尻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:PHOTO 寝た時刻 / 20190213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5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tome / 大変なのは、「自己不信」 / (J*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2">
          <table:table-cell table:style-name="ce5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2019/03/24</text:date>, <text:time>11:0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3-24T11:08:31.84</dc:date>
    <dc:creator>iwabuchi ken</dc:creator>
    <meta:editing-duration>P7DT15H46M6S</meta:editing-duration>
    <meta:editing-cycles>3169</meta:editing-cycles>
    <meta:document-statistic meta:table-count="1" meta:cell-count="686" meta:object-count="0"/>
  </office:meta>
</office:document-meta>
</file>